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364A198764B3B0605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9.222cm" draw:z-index="0"><draw:image xlink:href="Pictures/100002010000064000000364A198764B3B06052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2.7.2$Windows_X86_64 LibreOffice_project/2b7f1e640c46ceb28adf43ee075a6e8b8439ed10</meta:generator>
    <dc:date>2019-10-10T17:19:38.939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